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-1" table:style-name="ta1">
        <table:shapes>
          <draw:frame draw:z-index="0" draw:style-name="gr1" draw:text-style-name="P1" svg:width="14.257cm" svg:height="9.005cm" svg:x="10.669cm" svg:y="0cm">
            <draw:object draw:notify-on-update-of-ranges="'data-1'.A1:'data-1'.A100 'data-1'.B1:'data-1'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7.353cm" svg:y="0.505cm">
            <draw:object draw:notify-on-update-of-ranges="'data-1'.D1:'data-1'.D100 'data-1'.E1:'data-1'.E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.192cm" svg:height="11.874cm" svg:x="9.192cm" svg:y="9.643cm">
            <draw:object draw:notify-on-update-of-ranges="'data-1'.A1:'data-1'.A100 'data-1'.B1:'data-1'.B100 'data-1'.A1:'data-1'.A100 'data-1'.E1:'data-1'.E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50" calcext:value-type="float">
            <text:p>50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00" calcext:value-type="float">
            <text:p>20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5150" calcext:value-type="float">
            <text:p>451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2754" calcext:value-type="float">
            <text:p>227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200" calcext:value-type="float">
            <text:p>802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0101" calcext:value-type="float">
            <text:p>401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5250" calcext:value-type="float">
            <text:p>1252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2367" calcext:value-type="float">
            <text:p>6236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0300" calcext:value-type="float">
            <text:p>1803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0109" calcext:value-type="float">
            <text:p>9010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5350" calcext:value-type="float">
            <text:p>24535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23089" calcext:value-type="float">
            <text:p>1230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0400" calcext:value-type="float">
            <text:p>32040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60879" calcext:value-type="float">
            <text:p>16087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5450" calcext:value-type="float">
            <text:p>40545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4665" calcext:value-type="float">
            <text:p>2046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500" calcext:value-type="float">
            <text:p>5005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51375" calcext:value-type="float">
            <text:p>25137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5550" calcext:value-type="float">
            <text:p>60555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301889" calcext:value-type="float">
            <text:p>30188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20600" calcext:value-type="float">
            <text:p>72060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360598" calcext:value-type="float">
            <text:p>36059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45650" calcext:value-type="float">
            <text:p>845650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422714" calcext:value-type="float">
            <text:p>42271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80700" calcext:value-type="float">
            <text:p>980700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489020" calcext:value-type="float">
            <text:p>48902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25750" calcext:value-type="float">
            <text:p>112575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564135" calcext:value-type="float">
            <text:p>56413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80800" calcext:value-type="float">
            <text:p>128080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639325" calcext:value-type="float">
            <text:p>63932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45850" calcext:value-type="float">
            <text:p>1445850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724932" calcext:value-type="float">
            <text:p>72493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20900" calcext:value-type="float">
            <text:p>1620900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808003" calcext:value-type="float">
            <text:p>80800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05950" calcext:value-type="float">
            <text:p>1805950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901756" calcext:value-type="float">
            <text:p>9017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1000" calcext:value-type="float">
            <text:p>20010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7774" calcext:value-type="float">
            <text:p>100777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206050" calcext:value-type="float">
            <text:p>2206050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102177" calcext:value-type="float">
            <text:p>110217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421100" calcext:value-type="float">
            <text:p>2421100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213642" calcext:value-type="float">
            <text:p>121364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646150" calcext:value-type="float">
            <text:p>264615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324437" calcext:value-type="float">
            <text:p>132443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881200" calcext:value-type="float">
            <text:p>2881200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437875" calcext:value-type="float">
            <text:p>143787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126250" calcext:value-type="float">
            <text:p>312625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560356" calcext:value-type="float">
            <text:p>156035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381300" calcext:value-type="float">
            <text:p>3381300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1690086" calcext:value-type="float">
            <text:p>169008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646350" calcext:value-type="float">
            <text:p>3646350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1822698" calcext:value-type="float">
            <text:p>182269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921400" calcext:value-type="float">
            <text:p>3921400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1964886" calcext:value-type="float">
            <text:p>196488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206450" calcext:value-type="float">
            <text:p>4206450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2105114" calcext:value-type="float">
            <text:p>210511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501500" calcext:value-type="float">
            <text:p>45015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248305" calcext:value-type="float">
            <text:p>224830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06550" calcext:value-type="float">
            <text:p>4806550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2397655" calcext:value-type="float">
            <text:p>239765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121600" calcext:value-type="float">
            <text:p>5121600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2554299" calcext:value-type="float">
            <text:p>2554299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446650" calcext:value-type="float">
            <text:p>5446650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2725755" calcext:value-type="float">
            <text:p>272575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781700" calcext:value-type="float">
            <text:p>5781700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2889324" calcext:value-type="float">
            <text:p>288932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126750" calcext:value-type="float">
            <text:p>6126750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3067847" calcext:value-type="float">
            <text:p>306784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481800" calcext:value-type="float">
            <text:p>6481800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3237976" calcext:value-type="float">
            <text:p>3237976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846850" calcext:value-type="float">
            <text:p>6846850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3421196" calcext:value-type="float">
            <text:p>342119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221900" calcext:value-type="float">
            <text:p>7221900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3609558" calcext:value-type="float">
            <text:p>3609558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7606950" calcext:value-type="float">
            <text:p>7606950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3802812" calcext:value-type="float">
            <text:p>38028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002000" calcext:value-type="float">
            <text:p>8002000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4005775" calcext:value-type="float">
            <text:p>400577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407050" calcext:value-type="float">
            <text:p>8407050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4200184" calcext:value-type="float">
            <text:p>420018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822100" calcext:value-type="float">
            <text:p>8822100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4402134" calcext:value-type="float">
            <text:p>440213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247150" calcext:value-type="float">
            <text:p>9247150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4625360" calcext:value-type="float">
            <text:p>462536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682200" calcext:value-type="float">
            <text:p>9682200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4828018" calcext:value-type="float">
            <text:p>4828018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127250" calcext:value-type="float">
            <text:p>10127250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5062225" calcext:value-type="float">
            <text:p>506222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582300" calcext:value-type="float">
            <text:p>10582300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5291396" calcext:value-type="float">
            <text:p>529139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1047350" calcext:value-type="float">
            <text:p>11047350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5523385" calcext:value-type="float">
            <text:p>552338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1522400" calcext:value-type="float">
            <text:p>11522400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5747683" calcext:value-type="float">
            <text:p>5747683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2007450" calcext:value-type="float">
            <text:p>12007450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6017253" calcext:value-type="float">
            <text:p>601725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502500" calcext:value-type="float">
            <text:p>1250250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6247342" calcext:value-type="float">
            <text:p>6247342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3007550" calcext:value-type="float">
            <text:p>13007550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6503114" calcext:value-type="float">
            <text:p>6503114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3522600" calcext:value-type="float">
            <text:p>13522600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6768969" calcext:value-type="float">
            <text:p>6768969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4047650" calcext:value-type="float">
            <text:p>14047650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7025996" calcext:value-type="float">
            <text:p>7025996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4582700" calcext:value-type="float">
            <text:p>14582700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7291700" calcext:value-type="float">
            <text:p>729170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5127750" calcext:value-type="float">
            <text:p>1512775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7571377" calcext:value-type="float">
            <text:p>7571377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5682800" calcext:value-type="float">
            <text:p>15682800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7846836" calcext:value-type="float">
            <text:p>7846836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6247850" calcext:value-type="float">
            <text:p>16247850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8122975" calcext:value-type="float">
            <text:p>8122975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6822900" calcext:value-type="float">
            <text:p>16822900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8395310" calcext:value-type="float">
            <text:p>8395310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7407950" calcext:value-type="float">
            <text:p>17407950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8735533" calcext:value-type="float">
            <text:p>873553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8003000" calcext:value-type="float">
            <text:p>1800300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8989225" calcext:value-type="float">
            <text:p>8989225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8608050" calcext:value-type="float">
            <text:p>18608050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9306942" calcext:value-type="float">
            <text:p>9306942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9223100" calcext:value-type="float">
            <text:p>19223100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9620721" calcext:value-type="float">
            <text:p>9620721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9848150" calcext:value-type="float">
            <text:p>19848150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9918636" calcext:value-type="float">
            <text:p>991863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0483200" calcext:value-type="float">
            <text:p>20483200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10240692" calcext:value-type="float">
            <text:p>10240692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1128250" calcext:value-type="float">
            <text:p>21128250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10575797" calcext:value-type="float">
            <text:p>10575797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1783300" calcext:value-type="float">
            <text:p>21783300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10883853" calcext:value-type="float">
            <text:p>10883853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2448350" calcext:value-type="float">
            <text:p>22448350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11223468" calcext:value-type="float">
            <text:p>11223468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3123400" calcext:value-type="float">
            <text:p>23123400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11593563" calcext:value-type="float">
            <text:p>11593563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3808450" calcext:value-type="float">
            <text:p>23808450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11908343" calcext:value-type="float">
            <text:p>1190834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4503500" calcext:value-type="float">
            <text:p>2450350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12265000" calcext:value-type="float">
            <text:p>12265000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5208550" calcext:value-type="float">
            <text:p>25208550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2609792" calcext:value-type="float">
            <text:p>12609792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5923600" calcext:value-type="float">
            <text:p>259236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12975082" calcext:value-type="float">
            <text:p>12975082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6648650" calcext:value-type="float">
            <text:p>26648650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13336049" calcext:value-type="float">
            <text:p>13336049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7383700" calcext:value-type="float">
            <text:p>27383700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13689049" calcext:value-type="float">
            <text:p>13689049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8128750" calcext:value-type="float">
            <text:p>28128750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4045554" calcext:value-type="float">
            <text:p>14045554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8883800" calcext:value-type="float">
            <text:p>28883800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14449742" calcext:value-type="float">
            <text:p>14449742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9648850" calcext:value-type="float">
            <text:p>29648850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14810468" calcext:value-type="float">
            <text:p>14810468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0423900" calcext:value-type="float">
            <text:p>304239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5216041" calcext:value-type="float">
            <text:p>15216041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31208950" calcext:value-type="float">
            <text:p>31208950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15631017" calcext:value-type="float">
            <text:p>1563101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004000" calcext:value-type="float">
            <text:p>32004000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6003804" calcext:value-type="float">
            <text:p>16003804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32809050" calcext:value-type="float">
            <text:p>3280905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16382007" calcext:value-type="float">
            <text:p>16382007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33624100" calcext:value-type="float">
            <text:p>33624100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16811473" calcext:value-type="float">
            <text:p>16811473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34449150" calcext:value-type="float">
            <text:p>34449150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17227677" calcext:value-type="float">
            <text:p>17227677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35284200" calcext:value-type="float">
            <text:p>35284200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17639414" calcext:value-type="float">
            <text:p>17639414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6129250" calcext:value-type="float">
            <text:p>36129250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8079989" calcext:value-type="float">
            <text:p>18079989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36984300" calcext:value-type="float">
            <text:p>36984300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18467468" calcext:value-type="float">
            <text:p>18467468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37849350" calcext:value-type="float">
            <text:p>37849350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18939277" calcext:value-type="float">
            <text:p>18939277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8724400" calcext:value-type="float">
            <text:p>38724400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19370113" calcext:value-type="float">
            <text:p>19370113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39609450" calcext:value-type="float">
            <text:p>39609450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9819439" calcext:value-type="float">
            <text:p>1981943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504500" calcext:value-type="float">
            <text:p>40504500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20241456" calcext:value-type="float">
            <text:p>20241456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41409550" calcext:value-type="float">
            <text:p>41409550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20662374" calcext:value-type="float">
            <text:p>20662374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42324600" calcext:value-type="float">
            <text:p>42324600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21186255" calcext:value-type="float">
            <text:p>21186255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43249650" calcext:value-type="float">
            <text:p>43249650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21618908" calcext:value-type="float">
            <text:p>21618908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44184700" calcext:value-type="float">
            <text:p>44184700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22082623" calcext:value-type="float">
            <text:p>22082623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5129750" calcext:value-type="float">
            <text:p>45129750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22569542" calcext:value-type="float">
            <text:p>22569542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46084800" calcext:value-type="float">
            <text:p>46084800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23036315" calcext:value-type="float">
            <text:p>23036315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47049850" calcext:value-type="float">
            <text:p>47049850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23544596" calcext:value-type="float">
            <text:p>23544596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8024900" calcext:value-type="float">
            <text:p>48024900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24041766" calcext:value-type="float">
            <text:p>24041766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49009950" calcext:value-type="float">
            <text:p>49009950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24506283" calcext:value-type="float">
            <text:p>2450628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05000" calcext:value-type="float">
            <text:p>50005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5016169" calcext:value-type="float">
            <text:p>250161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.00.0000</text:date>, <text:time style:data-style-name="N2" text:time-value="06:02:42.03321512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9T06:13:16.997728156</dc:date>
    <meta:editing-duration>PT13M37S</meta:editing-duration>
    <meta:editing-cycles>2</meta:editing-cycles>
    <meta:generator>LibreOffice/7.5.3.2$Linux_X86_64 LibreOffice_project/50$Build-2</meta:generator>
    <meta:document-statistic meta:table-count="1" meta:cell-count="40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258cm" svg:height="9.006cm" xlink:href=".." xlink:type="simple" chart:class="chart:scatter" chart:style-name="ch1">
        <chart:title svg:x="6.23cm" svg:y="0.316cm" chart:style-name="ch2">
          <text:p>Выбором</text:p>
        </chart:title>
        <chart:plot-area chart:style-name="ch3" table:cell-range-address="'data-1'.A1:'data-1'.B100" svg:x="1.296cm" svg:y="1.275cm" svg:width="12.677cm" svg:height="6.57cm">
          <chart:coordinate-region svg:x="3.029cm" svg:y="1.474cm" svg:width="10.479cm" svg:height="5.724cm"/>
          <chart:axis chart:dimension="x" chart:name="primary-x" chart:style-name="ch4">
            <chart:title svg:x="6.346cm" svg:y="8.025cm" chart:style-name="ch5">
              <text:p>Размер массива</text:p>
            </chart:title>
          </chart:axis>
          <chart:axis chart:dimension="y" chart:name="primary-y" chart:style-name="ch6">
            <chart:title svg:x="0.451cm" svg:y="6.192cm" chart:style-name="ch7">
              <text:p>Шаги и перестановки</text:p>
            </chart:title>
            <chart:grid chart:style-name="ch8" chart:class="major"/>
          </chart:axis>
          <chart:series chart:style-name="ch9" chart:values-cell-range-address="'data-1'.B1:'data-1'.B100" chart:class="chart:scatter">
            <chart:domain table:cell-range-address="'data-1'.A1:'data-1'.A100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ata-1'.A1:'data-1'.A100</svg:desc>
                </draw:g>
              </table:table-cell>
              <table:table-cell office:value-type="float" office:value="5050">
                <text:p>5050</text:p>
                <draw:g>
                  <svg:desc>'data-1'.B1:'data-1'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0100">
                <text:p>20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5150">
                <text:p>45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0200">
                <text:p>80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25250">
                <text:p>1252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80300">
                <text:p>180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45350">
                <text:p>2453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20400">
                <text:p>320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05450">
                <text:p>4054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00500">
                <text:p>500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05550">
                <text:p>6055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720600">
                <text:p>720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845650">
                <text:p>8456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980700">
                <text:p>9807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125750">
                <text:p>11257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280800">
                <text:p>1280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445850">
                <text:p>14458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620900">
                <text:p>16209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805950">
                <text:p>18059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001000">
                <text:p>2001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206050">
                <text:p>22060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421100">
                <text:p>2421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646150">
                <text:p>2646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881200">
                <text:p>28812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126250">
                <text:p>31262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381300">
                <text:p>33813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646350">
                <text:p>36463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921400">
                <text:p>39214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206450">
                <text:p>42064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4501500">
                <text:p>4501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4806550">
                <text:p>48065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121600">
                <text:p>51216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5446650">
                <text:p>54466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5781700">
                <text:p>57817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6126750">
                <text:p>61267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6481800">
                <text:p>64818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6846850">
                <text:p>68468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7221900">
                <text:p>72219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7606950">
                <text:p>76069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8002000">
                <text:p>8002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8407050">
                <text:p>84070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8822100">
                <text:p>8822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9247150">
                <text:p>92471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9682200">
                <text:p>96822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0127250">
                <text:p>101272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0582300">
                <text:p>105823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1047350">
                <text:p>110473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1522400">
                <text:p>11522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2007450">
                <text:p>120074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2502500">
                <text:p>12502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3007550">
                <text:p>130075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3522600">
                <text:p>135226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4047650">
                <text:p>140476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4582700">
                <text:p>145827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5127750">
                <text:p>151277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5682800">
                <text:p>156828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6247850">
                <text:p>162478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6822900">
                <text:p>168229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7407950">
                <text:p>174079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8003000">
                <text:p>18003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8608050">
                <text:p>186080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9223100">
                <text:p>19223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9848150">
                <text:p>198481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0483200">
                <text:p>204832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1128250">
                <text:p>211282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1783300">
                <text:p>217833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2448350">
                <text:p>224483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3123400">
                <text:p>231234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3808450">
                <text:p>238084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4503500">
                <text:p>245035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5208550">
                <text:p>252085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5923600">
                <text:p>259236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6648650">
                <text:p>266486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7383700">
                <text:p>273837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8128750">
                <text:p>281287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8883800">
                <text:p>288838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29648850">
                <text:p>296488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0423900">
                <text:p>304239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1208950">
                <text:p>312089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2004000">
                <text:p>32004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32809050">
                <text:p>328090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33624100">
                <text:p>33624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34449150">
                <text:p>344491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35284200">
                <text:p>352842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6129250">
                <text:p>361292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36984300">
                <text:p>369843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7849350">
                <text:p>378493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8724400">
                <text:p>387244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9609450">
                <text:p>396094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40504500">
                <text:p>405045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41409550">
                <text:p>414095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42324600">
                <text:p>423246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43249650">
                <text:p>432496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44184700">
                <text:p>441847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45129750">
                <text:p>451297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46084800">
                <text:p>460848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47049850">
                <text:p>470498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48024900">
                <text:p>480249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49009950">
                <text:p>490099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5000">
                <text:p>5000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76cm" svg:y="0.316cm" chart:style-name="ch2">
          <text:p>Вставкой со стор. элементом 1</text:p>
        </chart:title>
        <chart:plot-area chart:style-name="ch3" table:cell-range-address="'data-1'.D1:'data-1'.E100" svg:x="1.331cm" svg:y="1.275cm" svg:width="14.349cm" svg:height="6.564cm">
          <chart:coordinate-region svg:x="3.064cm" svg:y="1.474cm" svg:width="12.151cm" svg:height="5.718cm"/>
          <chart:axis chart:dimension="x" chart:name="primary-x" chart:style-name="ch4">
            <chart:title svg:x="7.217cm" svg:y="8.019cm" chart:style-name="ch5">
              <text:p>Размер массива</text:p>
            </chart:title>
          </chart:axis>
          <chart:axis chart:dimension="y" chart:name="primary-y" chart:style-name="ch4">
            <chart:title svg:x="0.451cm" svg:y="6.189cm" chart:style-name="ch6">
              <text:p>Шаги и перестановки</text:p>
            </chart:title>
            <chart:grid chart:style-name="ch7" chart:class="major"/>
          </chart:axis>
          <chart:series chart:style-name="ch8" chart:values-cell-range-address="'data-1'.E1:'data-1'.E100" chart:class="chart:scatter">
            <chart:domain table:cell-range-address="'data-1'.D1:'data-1'.D100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ata-1'.D1:'data-1'.D100</svg:desc>
                </draw:g>
              </table:table-cell>
              <table:table-cell office:value-type="float" office:value="2544">
                <text:p>2544</text:p>
                <draw:g>
                  <svg:desc>'data-1'.E1:'data-1'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0013">
                <text:p>10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2754">
                <text:p>22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40101">
                <text:p>40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62367">
                <text:p>62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90109">
                <text:p>90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23089">
                <text:p>1230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60879">
                <text:p>160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04665">
                <text:p>204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51375">
                <text:p>251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301889">
                <text:p>301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360598">
                <text:p>360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422714">
                <text:p>422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489020">
                <text:p>4890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564135">
                <text:p>564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639325">
                <text:p>639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724932">
                <text:p>724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808003">
                <text:p>808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901756">
                <text:p>901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007774">
                <text:p>1007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102177">
                <text:p>1102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213642">
                <text:p>12136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324437">
                <text:p>1324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437875">
                <text:p>1437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560356">
                <text:p>15603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690086">
                <text:p>16900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822698">
                <text:p>18226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964886">
                <text:p>19648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2105114">
                <text:p>2105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2248305">
                <text:p>2248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2397655">
                <text:p>23976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2554299">
                <text:p>2554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2725755">
                <text:p>2725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2889324">
                <text:p>28893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3067847">
                <text:p>30678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3237976">
                <text:p>32379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3421196">
                <text:p>34211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3609558">
                <text:p>36095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3802812">
                <text:p>3802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4005775">
                <text:p>4005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4200184">
                <text:p>42001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4402134">
                <text:p>44021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4625360">
                <text:p>46253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4828018">
                <text:p>48280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5062225">
                <text:p>5062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5291396">
                <text:p>52913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5523385">
                <text:p>55233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5747683">
                <text:p>57476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6017253">
                <text:p>60172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6247342">
                <text:p>62473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6503114">
                <text:p>65031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6768969">
                <text:p>67689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7025996">
                <text:p>70259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7291700">
                <text:p>72917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7571377">
                <text:p>75713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7846836">
                <text:p>78468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8122975">
                <text:p>81229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8395310">
                <text:p>83953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8735533">
                <text:p>87355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8989225">
                <text:p>8989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9306942">
                <text:p>93069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9620721">
                <text:p>96207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9918636">
                <text:p>99186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10240692">
                <text:p>102406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10575797">
                <text:p>105757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10883853">
                <text:p>108838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11223468">
                <text:p>11223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11593563">
                <text:p>115935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11908343">
                <text:p>119083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12265000">
                <text:p>12265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12609792">
                <text:p>12609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12975082">
                <text:p>129750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13336049">
                <text:p>133360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13689049">
                <text:p>136890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14045554">
                <text:p>140455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14449742">
                <text:p>144497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14810468">
                <text:p>148104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15216041">
                <text:p>152160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15631017">
                <text:p>156310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16003804">
                <text:p>16003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16382007">
                <text:p>163820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16811473">
                <text:p>168114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17227677">
                <text:p>172276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17639414">
                <text:p>176394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18079989">
                <text:p>180799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18467468">
                <text:p>184674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18939277">
                <text:p>189392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19370113">
                <text:p>193701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19819439">
                <text:p>198194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20241456">
                <text:p>202414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20662374">
                <text:p>206623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21186255">
                <text:p>21186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21618908">
                <text:p>216189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22082623">
                <text:p>220826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22569542">
                <text:p>225695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23036315">
                <text:p>230363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23544596">
                <text:p>235445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24041766">
                <text:p>240417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24506283">
                <text:p>245062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25016169">
                <text:p>250161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93cm" svg:height="11.875cm" xlink:href=".." xlink:type="simple" chart:class="chart:scatter" chart:style-name="ch1">
        <chart:title svg:x="7.822cm" svg:y="0.373cm" chart:style-name="ch2">
          <text:p>Сортировки</text:p>
        </chart:title>
        <chart:legend chart:legend-position="end" svg:x="15.42cm" svg:y="5.389cm" style:legend-expansion="high" chart:style-name="ch3"/>
        <chart:plot-area chart:style-name="ch4" table:cell-range-address="'data-1'.A1:'data-1'.B100 'data-1'.E1:'data-1'.E100" chart:data-source-has-labels="row" svg:x="1.374cm" svg:y="1.389cm" svg:width="13.683cm" svg:height="9.268cm">
          <chart:coordinate-region svg:x="3.107cm" svg:y="1.588cm" svg:width="11.485cm" svg:height="8.422cm"/>
          <chart:axis chart:dimension="x" chart:name="primary-x" chart:style-name="ch5">
            <chart:title svg:x="6.927cm" svg:y="10.894cm" chart:style-name="ch6">
              <text:p>Размер массива</text:p>
            </chart:title>
          </chart:axis>
          <chart:axis chart:dimension="y" chart:name="primary-y" chart:style-name="ch7">
            <chart:title svg:x="0.451cm" svg:y="7.655cm" chart:style-name="ch8">
              <text:p>Шаги и перестановки</text:p>
            </chart:title>
            <chart:grid chart:style-name="ch9" chart:class="major"/>
          </chart:axis>
          <chart:series chart:style-name="ch10" chart:values-cell-range-address="'data-1'.B1:'data-1'.B100" loext:label-string="выбором" chart:class="chart:scatter">
            <chart:domain table:cell-range-address="'data-1'.A1:'data-1'.A100"/>
            <chart:data-point chart:repeated="100"/>
          </chart:series>
          <chart:series chart:style-name="ch11" chart:values-cell-range-address="'data-1'.E1:'data-1'.E100" loext:label-string="вставкой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выбором</text:p>
              </table:table-cell>
              <table:table-cell office:value-type="string">
                <text:p>вставкой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ata-1'.A1:'data-1'.A100</svg:desc>
                </draw:g>
              </table:table-cell>
              <table:table-cell office:value-type="float" office:value="5050">
                <text:p>5050</text:p>
                <draw:g>
                  <svg:desc>'data-1'.B1:'data-1'.B100</svg:desc>
                </draw:g>
              </table:table-cell>
              <table:table-cell office:value-type="float" office:value="2544">
                <text:p>2544</text:p>
                <draw:g>
                  <svg:desc>'data-1'.E1:'data-1'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0100">
                <text:p>20100</text:p>
              </table:table-cell>
              <table:table-cell office:value-type="float" office:value="10013">
                <text:p>10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5150">
                <text:p>45150</text:p>
              </table:table-cell>
              <table:table-cell office:value-type="float" office:value="22754">
                <text:p>22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0200">
                <text:p>80200</text:p>
              </table:table-cell>
              <table:table-cell office:value-type="float" office:value="40101">
                <text:p>40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25250">
                <text:p>125250</text:p>
              </table:table-cell>
              <table:table-cell office:value-type="float" office:value="62367">
                <text:p>62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80300">
                <text:p>180300</text:p>
              </table:table-cell>
              <table:table-cell office:value-type="float" office:value="90109">
                <text:p>90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45350">
                <text:p>245350</text:p>
              </table:table-cell>
              <table:table-cell office:value-type="float" office:value="123089">
                <text:p>1230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20400">
                <text:p>320400</text:p>
              </table:table-cell>
              <table:table-cell office:value-type="float" office:value="160879">
                <text:p>160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05450">
                <text:p>405450</text:p>
              </table:table-cell>
              <table:table-cell office:value-type="float" office:value="204665">
                <text:p>204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00500">
                <text:p>500500</text:p>
              </table:table-cell>
              <table:table-cell office:value-type="float" office:value="251375">
                <text:p>251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05550">
                <text:p>605550</text:p>
              </table:table-cell>
              <table:table-cell office:value-type="float" office:value="301889">
                <text:p>301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720600">
                <text:p>720600</text:p>
              </table:table-cell>
              <table:table-cell office:value-type="float" office:value="360598">
                <text:p>360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845650">
                <text:p>845650</text:p>
              </table:table-cell>
              <table:table-cell office:value-type="float" office:value="422714">
                <text:p>422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980700">
                <text:p>980700</text:p>
              </table:table-cell>
              <table:table-cell office:value-type="float" office:value="489020">
                <text:p>4890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125750">
                <text:p>1125750</text:p>
              </table:table-cell>
              <table:table-cell office:value-type="float" office:value="564135">
                <text:p>564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280800">
                <text:p>1280800</text:p>
              </table:table-cell>
              <table:table-cell office:value-type="float" office:value="639325">
                <text:p>639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445850">
                <text:p>1445850</text:p>
              </table:table-cell>
              <table:table-cell office:value-type="float" office:value="724932">
                <text:p>724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620900">
                <text:p>1620900</text:p>
              </table:table-cell>
              <table:table-cell office:value-type="float" office:value="808003">
                <text:p>808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805950">
                <text:p>1805950</text:p>
              </table:table-cell>
              <table:table-cell office:value-type="float" office:value="901756">
                <text:p>901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001000">
                <text:p>2001000</text:p>
              </table:table-cell>
              <table:table-cell office:value-type="float" office:value="1007774">
                <text:p>1007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206050">
                <text:p>2206050</text:p>
              </table:table-cell>
              <table:table-cell office:value-type="float" office:value="1102177">
                <text:p>1102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421100">
                <text:p>2421100</text:p>
              </table:table-cell>
              <table:table-cell office:value-type="float" office:value="1213642">
                <text:p>12136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646150">
                <text:p>2646150</text:p>
              </table:table-cell>
              <table:table-cell office:value-type="float" office:value="1324437">
                <text:p>1324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881200">
                <text:p>2881200</text:p>
              </table:table-cell>
              <table:table-cell office:value-type="float" office:value="1437875">
                <text:p>1437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126250">
                <text:p>3126250</text:p>
              </table:table-cell>
              <table:table-cell office:value-type="float" office:value="1560356">
                <text:p>15603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381300">
                <text:p>3381300</text:p>
              </table:table-cell>
              <table:table-cell office:value-type="float" office:value="1690086">
                <text:p>16900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646350">
                <text:p>3646350</text:p>
              </table:table-cell>
              <table:table-cell office:value-type="float" office:value="1822698">
                <text:p>18226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921400">
                <text:p>3921400</text:p>
              </table:table-cell>
              <table:table-cell office:value-type="float" office:value="1964886">
                <text:p>19648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206450">
                <text:p>4206450</text:p>
              </table:table-cell>
              <table:table-cell office:value-type="float" office:value="2105114">
                <text:p>2105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4501500">
                <text:p>4501500</text:p>
              </table:table-cell>
              <table:table-cell office:value-type="float" office:value="2248305">
                <text:p>2248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4806550">
                <text:p>4806550</text:p>
              </table:table-cell>
              <table:table-cell office:value-type="float" office:value="2397655">
                <text:p>23976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121600">
                <text:p>5121600</text:p>
              </table:table-cell>
              <table:table-cell office:value-type="float" office:value="2554299">
                <text:p>2554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5446650">
                <text:p>5446650</text:p>
              </table:table-cell>
              <table:table-cell office:value-type="float" office:value="2725755">
                <text:p>2725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5781700">
                <text:p>5781700</text:p>
              </table:table-cell>
              <table:table-cell office:value-type="float" office:value="2889324">
                <text:p>28893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6126750">
                <text:p>6126750</text:p>
              </table:table-cell>
              <table:table-cell office:value-type="float" office:value="3067847">
                <text:p>30678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6481800">
                <text:p>6481800</text:p>
              </table:table-cell>
              <table:table-cell office:value-type="float" office:value="3237976">
                <text:p>32379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6846850">
                <text:p>6846850</text:p>
              </table:table-cell>
              <table:table-cell office:value-type="float" office:value="3421196">
                <text:p>34211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7221900">
                <text:p>7221900</text:p>
              </table:table-cell>
              <table:table-cell office:value-type="float" office:value="3609558">
                <text:p>36095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7606950">
                <text:p>7606950</text:p>
              </table:table-cell>
              <table:table-cell office:value-type="float" office:value="3802812">
                <text:p>3802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8002000">
                <text:p>8002000</text:p>
              </table:table-cell>
              <table:table-cell office:value-type="float" office:value="4005775">
                <text:p>4005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8407050">
                <text:p>8407050</text:p>
              </table:table-cell>
              <table:table-cell office:value-type="float" office:value="4200184">
                <text:p>42001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8822100">
                <text:p>8822100</text:p>
              </table:table-cell>
              <table:table-cell office:value-type="float" office:value="4402134">
                <text:p>44021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9247150">
                <text:p>9247150</text:p>
              </table:table-cell>
              <table:table-cell office:value-type="float" office:value="4625360">
                <text:p>46253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9682200">
                <text:p>9682200</text:p>
              </table:table-cell>
              <table:table-cell office:value-type="float" office:value="4828018">
                <text:p>48280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0127250">
                <text:p>10127250</text:p>
              </table:table-cell>
              <table:table-cell office:value-type="float" office:value="5062225">
                <text:p>5062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0582300">
                <text:p>10582300</text:p>
              </table:table-cell>
              <table:table-cell office:value-type="float" office:value="5291396">
                <text:p>52913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1047350">
                <text:p>11047350</text:p>
              </table:table-cell>
              <table:table-cell office:value-type="float" office:value="5523385">
                <text:p>55233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1522400">
                <text:p>11522400</text:p>
              </table:table-cell>
              <table:table-cell office:value-type="float" office:value="5747683">
                <text:p>57476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2007450">
                <text:p>12007450</text:p>
              </table:table-cell>
              <table:table-cell office:value-type="float" office:value="6017253">
                <text:p>60172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2502500">
                <text:p>12502500</text:p>
              </table:table-cell>
              <table:table-cell office:value-type="float" office:value="6247342">
                <text:p>62473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3007550">
                <text:p>13007550</text:p>
              </table:table-cell>
              <table:table-cell office:value-type="float" office:value="6503114">
                <text:p>65031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3522600">
                <text:p>13522600</text:p>
              </table:table-cell>
              <table:table-cell office:value-type="float" office:value="6768969">
                <text:p>67689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4047650">
                <text:p>14047650</text:p>
              </table:table-cell>
              <table:table-cell office:value-type="float" office:value="7025996">
                <text:p>70259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4582700">
                <text:p>14582700</text:p>
              </table:table-cell>
              <table:table-cell office:value-type="float" office:value="7291700">
                <text:p>72917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5127750">
                <text:p>15127750</text:p>
              </table:table-cell>
              <table:table-cell office:value-type="float" office:value="7571377">
                <text:p>75713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5682800">
                <text:p>15682800</text:p>
              </table:table-cell>
              <table:table-cell office:value-type="float" office:value="7846836">
                <text:p>78468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6247850">
                <text:p>16247850</text:p>
              </table:table-cell>
              <table:table-cell office:value-type="float" office:value="8122975">
                <text:p>81229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6822900">
                <text:p>16822900</text:p>
              </table:table-cell>
              <table:table-cell office:value-type="float" office:value="8395310">
                <text:p>83953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7407950">
                <text:p>17407950</text:p>
              </table:table-cell>
              <table:table-cell office:value-type="float" office:value="8735533">
                <text:p>87355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8003000">
                <text:p>18003000</text:p>
              </table:table-cell>
              <table:table-cell office:value-type="float" office:value="8989225">
                <text:p>8989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8608050">
                <text:p>18608050</text:p>
              </table:table-cell>
              <table:table-cell office:value-type="float" office:value="9306942">
                <text:p>93069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9223100">
                <text:p>19223100</text:p>
              </table:table-cell>
              <table:table-cell office:value-type="float" office:value="9620721">
                <text:p>96207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9848150">
                <text:p>19848150</text:p>
              </table:table-cell>
              <table:table-cell office:value-type="float" office:value="9918636">
                <text:p>99186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0483200">
                <text:p>20483200</text:p>
              </table:table-cell>
              <table:table-cell office:value-type="float" office:value="10240692">
                <text:p>102406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1128250">
                <text:p>21128250</text:p>
              </table:table-cell>
              <table:table-cell office:value-type="float" office:value="10575797">
                <text:p>105757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1783300">
                <text:p>21783300</text:p>
              </table:table-cell>
              <table:table-cell office:value-type="float" office:value="10883853">
                <text:p>108838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2448350">
                <text:p>22448350</text:p>
              </table:table-cell>
              <table:table-cell office:value-type="float" office:value="11223468">
                <text:p>11223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3123400">
                <text:p>23123400</text:p>
              </table:table-cell>
              <table:table-cell office:value-type="float" office:value="11593563">
                <text:p>115935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3808450">
                <text:p>23808450</text:p>
              </table:table-cell>
              <table:table-cell office:value-type="float" office:value="11908343">
                <text:p>119083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4503500">
                <text:p>24503500</text:p>
              </table:table-cell>
              <table:table-cell office:value-type="float" office:value="12265000">
                <text:p>12265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5208550">
                <text:p>25208550</text:p>
              </table:table-cell>
              <table:table-cell office:value-type="float" office:value="12609792">
                <text:p>12609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5923600">
                <text:p>25923600</text:p>
              </table:table-cell>
              <table:table-cell office:value-type="float" office:value="12975082">
                <text:p>129750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6648650">
                <text:p>26648650</text:p>
              </table:table-cell>
              <table:table-cell office:value-type="float" office:value="13336049">
                <text:p>133360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7383700">
                <text:p>27383700</text:p>
              </table:table-cell>
              <table:table-cell office:value-type="float" office:value="13689049">
                <text:p>136890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8128750">
                <text:p>28128750</text:p>
              </table:table-cell>
              <table:table-cell office:value-type="float" office:value="14045554">
                <text:p>140455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8883800">
                <text:p>28883800</text:p>
              </table:table-cell>
              <table:table-cell office:value-type="float" office:value="14449742">
                <text:p>144497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29648850">
                <text:p>29648850</text:p>
              </table:table-cell>
              <table:table-cell office:value-type="float" office:value="14810468">
                <text:p>148104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0423900">
                <text:p>30423900</text:p>
              </table:table-cell>
              <table:table-cell office:value-type="float" office:value="15216041">
                <text:p>152160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1208950">
                <text:p>31208950</text:p>
              </table:table-cell>
              <table:table-cell office:value-type="float" office:value="15631017">
                <text:p>156310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2004000">
                <text:p>32004000</text:p>
              </table:table-cell>
              <table:table-cell office:value-type="float" office:value="16003804">
                <text:p>16003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32809050">
                <text:p>32809050</text:p>
              </table:table-cell>
              <table:table-cell office:value-type="float" office:value="16382007">
                <text:p>163820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33624100">
                <text:p>33624100</text:p>
              </table:table-cell>
              <table:table-cell office:value-type="float" office:value="16811473">
                <text:p>168114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34449150">
                <text:p>34449150</text:p>
              </table:table-cell>
              <table:table-cell office:value-type="float" office:value="17227677">
                <text:p>172276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35284200">
                <text:p>35284200</text:p>
              </table:table-cell>
              <table:table-cell office:value-type="float" office:value="17639414">
                <text:p>176394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6129250">
                <text:p>36129250</text:p>
              </table:table-cell>
              <table:table-cell office:value-type="float" office:value="18079989">
                <text:p>180799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36984300">
                <text:p>36984300</text:p>
              </table:table-cell>
              <table:table-cell office:value-type="float" office:value="18467468">
                <text:p>184674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7849350">
                <text:p>37849350</text:p>
              </table:table-cell>
              <table:table-cell office:value-type="float" office:value="18939277">
                <text:p>189392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8724400">
                <text:p>38724400</text:p>
              </table:table-cell>
              <table:table-cell office:value-type="float" office:value="19370113">
                <text:p>193701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9609450">
                <text:p>39609450</text:p>
              </table:table-cell>
              <table:table-cell office:value-type="float" office:value="19819439">
                <text:p>198194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40504500">
                <text:p>40504500</text:p>
              </table:table-cell>
              <table:table-cell office:value-type="float" office:value="20241456">
                <text:p>202414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41409550">
                <text:p>41409550</text:p>
              </table:table-cell>
              <table:table-cell office:value-type="float" office:value="20662374">
                <text:p>206623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42324600">
                <text:p>42324600</text:p>
              </table:table-cell>
              <table:table-cell office:value-type="float" office:value="21186255">
                <text:p>21186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43249650">
                <text:p>43249650</text:p>
              </table:table-cell>
              <table:table-cell office:value-type="float" office:value="21618908">
                <text:p>216189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44184700">
                <text:p>44184700</text:p>
              </table:table-cell>
              <table:table-cell office:value-type="float" office:value="22082623">
                <text:p>220826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45129750">
                <text:p>45129750</text:p>
              </table:table-cell>
              <table:table-cell office:value-type="float" office:value="22569542">
                <text:p>225695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46084800">
                <text:p>46084800</text:p>
              </table:table-cell>
              <table:table-cell office:value-type="float" office:value="23036315">
                <text:p>230363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47049850">
                <text:p>47049850</text:p>
              </table:table-cell>
              <table:table-cell office:value-type="float" office:value="23544596">
                <text:p>235445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48024900">
                <text:p>48024900</text:p>
              </table:table-cell>
              <table:table-cell office:value-type="float" office:value="24041766">
                <text:p>240417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49009950">
                <text:p>49009950</text:p>
              </table:table-cell>
              <table:table-cell office:value-type="float" office:value="24506283">
                <text:p>245062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5000">
                <text:p>50005000</text:p>
              </table:table-cell>
              <table:table-cell office:value-type="float" office:value="25016169">
                <text:p>250161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